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c7a8b" officeooo:paragraph-rsid="001c7a8b"/>
    </style:style>
    <style:style style:name="P2" style:family="paragraph" style:parent-style-name="Text_20_body">
      <style:text-properties officeooo:rsid="001e6b05" officeooo:paragraph-rsid="001e6b05"/>
    </style:style>
    <style:style style:name="P3" style:family="paragraph" style:parent-style-name="Text_20_body">
      <style:text-properties officeooo:rsid="0020bdf3" officeooo:paragraph-rsid="0020bdf3"/>
    </style:style>
    <style:style style:name="T1" style:family="text">
      <style:text-properties officeooo:rsid="001aa26e"/>
    </style:style>
    <style:style style:name="T2" style:family="text">
      <style:text-properties officeooo:rsid="001c7a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o de <text:span text:style-name="T1">E</text:span>ntrega da <text:span text:style-name="T1">U</text:span>nidade 4</text:p>
      <text:p text:style-name="Subtitle"><text:span text:style-name="T1">P</text:span>ós-graduação Unyleya</text:p>
      <text:h text:style-name="Heading_20_1" text:outline-level="1">Tecnologias <text:span text:style-name="T2">U</text:span>tilizadas</text:h>
      <text:h text:style-name="Heading_20_2" text:outline-level="2">Banco de Dados</text:h>
      <text:p text:style-name="P1">Foi utilizado o banco de dados relacional PostgreSql, por se tratar de um sistema convencional de cadastro de dados (cidadãos, no caso). Por não ter sido especificado nenhuma necessidade em especial, neste quesito, que exigisse estrutura de armazenamento diferente, optei por um banco de dados relacional e dentre eles, o banco que mais tenho proximidade e domínio.</text:p>
      <text:h text:style-name="Heading_20_2" text:outline-level="2">Framework</text:h>
      <text:p text:style-name="P2">Para o desenvolvimento da camada de aplicação, foi escolhido o Spring Framework, tendo em vista sua ampla aceitação no mercado, sua versatilidade e facilidade de uso.</text:p>
      <text:p text:style-name="P3">spring-data-jpa</text:p>
      <text:p text:style-name="P3">spring-web</text:p>
      <text:p text:style-name="P3">spring-boot</text:p>
      <text:p text:style-name="P3">sprint-security</text:p>
      <text:p text:style-name="P3">postgresql-driv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6:50:25.029651524</meta:creation-date>
    <dc:date>2025-01-29T17:44:10.271513128</dc:date>
    <meta:editing-duration>PT14M21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119" meta:character-count="710" meta:non-whitespace-character-count="620"/>
  </office:meta>
</office:document-meta>
</file>